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2cm" fo:margin-right="0cm" fo:text-indent="-2cm" style:auto-text-indent="false"/>
      <style:text-properties style:font-name="Arial" fo:font-size="11pt" fo:font-weight="bold" style:font-size-asian="11pt" style:font-size-complex="11pt"/>
    </style:style>
    <style:style style:name="P2" style:family="paragraph" style:parent-style-name="Text_20_body">
      <style:text-properties style:font-name="Arial" fo:font-size="11pt" style:font-size-asian="11pt" style:font-size-complex="11pt"/>
    </style:style>
    <style:style style:name="P3" style:family="paragraph" style:parent-style-name="Text_20_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4" style:family="paragraph" style:parent-style-name="Text_20_body">
      <style:paragraph-properties>
        <style:tab-stops>
          <style:tab-stop style:position="12.065cm"/>
        </style:tab-stops>
      </style:paragraph-properties>
      <style:text-properties style:font-name="Arial" fo:font-size="11pt" style:font-size-asian="11pt" style:font-size-complex="11pt"/>
    </style:style>
    <style:style style:name="P5" style:family="paragraph" style:parent-style-name="Text_20_body">
      <style:paragraph-properties fo:text-align="start" style:justify-single-word="false"/>
      <style:text-properties style:font-name="Arial" fo:font-size="11pt" style:font-size-asian="11pt" style:font-size-complex="11pt"/>
    </style:style>
    <style:style style:name="P6" style:family="paragraph" style:parent-style-name="Text_20_body"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text-align="end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end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0" style:family="paragraph" style:parent-style-name="Text_20_body">
      <style:paragraph-properties fo:break-before="page"/>
      <style:text-properties style:font-name="Arial" fo:font-size="11pt" style:font-size-asian="11pt" style:font-size-complex="11pt"/>
    </style:style>
    <style:style style:name="P11" style:family="paragraph" style:parent-style-name="Standard"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2" style:family="paragraph" style:parent-style-name="Standard">
      <style:paragraph-properties fo:break-before="auto" fo:break-after="auto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Gill Sans MT_CCJU" fo:font-size="11pt" style:font-size-asian="11pt" style:font-size-complex="11pt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%#include PCheader#%</text:p>
      <text:p text:style-name="P11"/>
      <text:p text:style-name="P13">%=NSS_BILLAG=%</text:p>
      <text:p text:style-name="P13"/>
      <text:p text:style-name="P1">%=TITRE_BILLAG=%</text:p>
      <text:p text:style-name="P3"/>
      <text:p text:style-name="P5">%=POLITESSE_BILLAG=%</text:p>
      <text:p text:style-name="P3">%=PAR1_BILLAG=%</text:p>
      <text:p text:style-name="P3">%=PAR2_BILLAG=%</text:p>
      <text:p text:style-name="P3">%=PAR3_BILLAG=%</text:p>
      <text:p text:style-name="P3">%=PAR4_BILLAG=%</text:p>
      <text:p text:style-name="P8"/>
      <text:p text:style-name="P9">%=SALUTATIONS_BILLAG=%</text:p>
      <text:p text:style-name="P8"/>
      <text:p text:style-name="P8"/>
      <text:p text:style-name="P7">%=TOURNEZ_BILLAG=%</text:p>
      <text:p text:style-name="P10"/>
      <text:p text:style-name="P2"/>
      <text:p text:style-name="P4"><text:tab/></text:p>
      <text:p text:style-name="P7"><draw:frame draw:style-name="fr1" draw:name="Frame1" text:anchor-type="paragraph" svg:x="12.051cm" svg:y="0.011cm" svg:width="5.955cm" draw:z-index="0"><draw:text-box fo:min-height="0.769cm"><text:p text:style-name="P9">%=ADRESSE_FORM=%</text:p></draw:text-box></draw:frame>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%=TOURNEZ_BILLAG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11cm" fo:margin-bottom="1.041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3-21T14:53:16</meta:creation-date>
    <dc:date>2018-10-18T10:50:15.83</dc:date>
    <meta:editing-cycles>31</meta:editing-cycles>
    <meta:editing-duration>PT1H2M55S</meta:editing-duration>
    <meta:document-statistic meta:table-count="0" meta:image-count="0" meta:object-count="0" meta:page-count="2" meta:paragraph-count="14" meta:word-count="14" meta:character-count="206"/>
    <meta:user-defined meta:name="Info 1"/>
    <meta:user-defined meta:name="Info 2"/>
    <meta:user-defined meta:name="Info 3"/>
    <meta:user-defined meta:name="Info 4"/>
  </office:meta>
</office:document-meta>
</file>